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d2c" officeooo:paragraph-rsid="00169d2c"/>
    </style:style>
    <style:style style:name="P2" style:family="paragraph" style:parent-style-name="Standard">
      <style:paragraph-properties fo:text-align="start" style:justify-single-word="false"/>
      <style:text-properties fo:font-size="12pt" officeooo:rsid="00169d2c" officeooo:paragraph-rsid="00169d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9f274" officeooo:paragraph-rsid="0019f27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a8410" officeooo:paragraph-rsid="001a841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e90e4" officeooo:paragraph-rsid="001e90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d82c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f6b12" officeooo:paragraph-rsid="001f6b1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087bc" officeooo:paragraph-rsid="002087b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55be7" officeooo:paragraph-rsid="00255be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bold" officeooo:rsid="001c58d0" officeooo:paragraph-rsid="001c58d0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style="italic" fo:font-weight="bold" officeooo:rsid="00169d2c" officeooo:paragraph-rsid="00169d2c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style="italic" fo:font-weight="bold" officeooo:rsid="00169d2c" officeooo:paragraph-rsid="00169d2c" style:font-size-asian="24pt" style:font-style-asian="italic" style:font-weight-asian="bold" style:font-size-complex="2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d82c8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80dfd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italic" fo:font-weight="bold" officeooo:rsid="001f6b12" officeooo:paragraph-rsid="001f6b12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fo:font-weight="bold" officeooo:rsid="0019f274" officeooo:paragraph-rsid="0019f274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style="italic" fo:font-weight="bold" officeooo:rsid="001e90e4" officeooo:paragraph-rsid="001e90e4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text-properties officeooo:rsid="0021c253" officeooo:paragraph-rsid="0021c253"/>
    </style:style>
    <style:style style:name="P24" style:family="paragraph" style:parent-style-name="Text_20_body">
      <style:text-properties officeooo:rsid="00221355" officeooo:paragraph-rsid="00221355"/>
    </style:style>
    <style:style style:name="P25" style:family="paragraph" style:parent-style-name="Text_20_body">
      <style:text-properties officeooo:rsid="00221355" officeooo:paragraph-rsid="00231ea2"/>
    </style:style>
    <style:style style:name="P26" style:family="paragraph" style:parent-style-name="Text_20_body">
      <style:text-properties officeooo:rsid="00231ea2" officeooo:paragraph-rsid="00231ea2"/>
    </style:style>
    <style:style style:name="P27" style:family="paragraph" style:parent-style-name="Text_20_body">
      <style:text-properties officeooo:rsid="0023a95e" officeooo:paragraph-rsid="0023a95e"/>
    </style:style>
    <style:style style:name="P28" style:family="paragraph" style:parent-style-name="Text_20_body">
      <style:text-properties officeooo:rsid="0023d7ed" officeooo:paragraph-rsid="0023d7ed"/>
    </style:style>
    <style:style style:name="P29" style:family="paragraph" style:parent-style-name="Text_20_body">
      <style:text-properties officeooo:rsid="00255be7" officeooo:paragraph-rsid="00255be7"/>
    </style:style>
    <style:style style:name="P30" style:family="paragraph" style:parent-style-name="Text_20_body">
      <style:text-properties officeooo:rsid="00255be7" officeooo:paragraph-rsid="00255be7"/>
    </style:style>
    <style:style style:name="P31" style:family="paragraph" style:parent-style-name="Text_20_body">
      <style:text-properties officeooo:rsid="0023a95e" officeooo:paragraph-rsid="002617df"/>
    </style:style>
    <style:style style:name="P32" style:family="paragraph" style:parent-style-name="Text_20_body">
      <style:text-properties officeooo:rsid="002617df" officeooo:paragraph-rsid="002617d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0dfd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d82c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a8410"/>
    </style:style>
    <style:style style:name="T6" style:family="text">
      <style:text-properties officeooo:rsid="001e62ca"/>
    </style:style>
    <style:style style:name="T7" style:family="text">
      <style:text-properties officeooo:rsid="002087bc"/>
    </style:style>
    <style:style style:name="T8" style:family="text">
      <style:text-properties officeooo:rsid="0021c253"/>
    </style:style>
    <style:style style:name="T9" style:family="text">
      <style:text-properties officeooo:rsid="00221355"/>
    </style:style>
    <style:style style:name="T10" style:family="text">
      <style:text-properties officeooo:rsid="00231ea2"/>
    </style:style>
    <style:style style:name="T11" style:family="text">
      <style:text-properties officeooo:rsid="0023d7ed"/>
    </style:style>
    <style:style style:name="T12" style:family="text">
      <style:text-properties officeooo:rsid="00255be7"/>
    </style:style>
    <style:style style:name="T13" style:family="text">
      <style:text-properties officeooo:rsid="00261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clusion</text:p>
      <text:p text:style-name="P1"/>
      <text:p text:style-name="P15">Objetivo</text:p>
      <text:p text:style-name="P2"/>
      <text:p text:style-name="P2">Facilitar a comunicação e disseminação de informação pelo mundo.</text:p>
      <text:p text:style-name="P2"/>
      <text:p text:style-name="P15">Motivação</text:p>
      <text:p text:style-name="P2"/>
      <text:p text:style-name="P2">O Instagram hoje em dia tornou-se insuportável. Aquilo que inicialmente era suposto ser uma aplicação para facilitar a partilha de informação tornou-se numa aplicação principalmente dominada por bots, IA, falsa informação, ódio e discriminação.</text:p>
      <text:p text:style-name="P2">Pretendemos alterar esse paradigma das redes sociais!</text:p>
      <text:p text:style-name="P2">O nosso objetivo é misturar duas aplicações da Meta, o Threads com o Instagram.</text:p>
      <text:p text:style-name="P2"/>
      <text:p text:style-name="P15">Descrição</text:p>
      <text:p text:style-name="P2"/>
      <text:p text:style-name="P2">O nome da nossa app é Inclusion, dado que pretendemos promover a inclusão de todos os indivíduos e fomentar a comunicação e disseminação de informação. De modo a cumprir estes requisitos pretendemos que seja possível os utilizadores criarem posts, histórias (com duração de 24h) e tweets (cujo nome será alterado para não colidir com o Twitter, <text:span text:style-name="T2">passrão a ser conhecidos por ‘incs’</text:span>). Portanto vão haver 2 feeds, um para os tweets <text:s/>e outro para os posts.</text:p>
      <text:p text:style-name="P2">Os utilizadores poderão comunicar entre si através de DMs (direct</text:p>
      <text:p text:style-name="P2">messages), tomando partido de websockets para comunicação em tempo</text:p>
      <text:p text:style-name="P2">real.</text:p>
      <text:p text:style-name="P2">Teremos a privacidade dos utilizadores em mente e portanto a conta de cada</text:p>
      <text:p text:style-name="P2">utilizador pode ser privada ou pública.</text:p>
      <text:p text:style-name="P2">Os utilizadores podem pedir amizade uns aos outros. Apenas utilizadores</text:p>
      <text:p text:style-name="P2">amigos podem ver o perfil de outros, em caso de conta privada. Caso a conta seja pública qualquer utilizador registado na plataforma tem acesso aos conteúdos publicados na conta.</text:p>
      <text:p text:style-name="P2">Um utilizador tem de conseguir visualizar o seu perfil e o de outros.</text:p>
      <text:p text:style-name="P2">Os utilizadores podem dar like em posts e tweets.</text:p>
      <text:p text:style-name="P2">Os utilizadores podem comentar em posts e tweets.</text:p>
      <text:p text:style-name="P2">Os utilizadores podem dar e remover like em comentários.</text:p>
      <text:p text:style-name="P2">Os utilizadores podem remover like de posts e tweets.</text:p>
      <text:p text:style-name="P2">Nos feeds, os posts ou tweets com mais interações devem aparecer em primeiro.</text:p>
      <text:p text:style-name="P2">No contexto da aplicação definimos o número total de interacoes como interações = nºlikes + nºcomentários.</text:p>
      <text:p text:style-name="P2">Os utilizadores poderão registar-se e autenticar-se na plataforma.</text:p>
      <text:p text:style-name="P2">Os utilizadores podem associar uma música ao seu perfil através do Spotify.</text:p>
      <text:p text:style-name="P2">Os utilizadores podem criar notas (com duração de 24).</text:p>
      <text:p text:style-name="P2">Os utilizadores podem eliminar as notas ou editá-las.</text:p>
      <text:p text:style-name="P2">Os utilizadores podem dar like nas notas.</text:p>
      <text:p text:style-name="P2"/>
      <text:p text:style-name="P15">Sugestão de Tech stack</text:p>
      <text:p text:style-name="P2"><text:span text:style-name="T1">Backend</text:span>: Python3 tomando partido da framework Django Rest Framework.</text:p>
      <text:p text:style-name="P2"><text:soft-page-break/>Justificação: Todos nós aprendemos Python3 na cadeira de Análise Numérica pelo que estamos familiarizados com a linguagem, para além disso a Django Rest Framework torna a criação de APIs muito ágil e dado que vamos utilizar SCRUM como método de desenvolvimento ágil acreditamos que o Tech stack deva refletir isso. Para além disso a framework é relativamente fácil de aprender e há inúmeros recursos disponíveis para aprendermos mais sobre a framework em questão. A framework tem uma excelente documentação.</text:p>
      <text:p text:style-name="P2"/>
      <text:p text:style-name="P2"/>
      <text:p text:style-name="P2"><text:span text:style-name="T1">Frontend</text:span>: Typescript tomando partido da framework React.</text:p>
      <text:p text:style-name="P2">Justificação: Todos nós aprendemos React e Typescript na cadeira de Desenvolvimento de Aplicações para a Web portanto pensamos que faz todo o sentido utilizar esta tecnologia para desenvolver o frontend. Para além disso acreditamos também que React é uma escolha excelente dado que permite o desenvolvimento ágil do frontend, com incrementos por componentes, à medida que vamos desenvolvendo a aplicação.</text:p>
      <text:p text:style-name="P2"/>
      <text:p text:style-name="P2"/>
      <text:p text:style-name="P15">Requisitos</text:p>
      <text:p text:style-name="P3"/>
      <text:p text:style-name="P20">Requisitos Funcionais</text:p>
      <text:p text:style-name="P3"/>
      <text:p text:style-name="P4">RF1 – O utilizador pode registar-se na plataforma.</text:p>
      <text:p text:style-name="P4">RF2 – O utilizador pode autenticar-se na plataforma.</text:p>
      <text:p text:style-name="P4">RF3 – O utilizador pode criar um post.</text:p>
      <text:p text:style-name="P4">RF4 – O utilizador pode eliminar um post.</text:p>
      <text:p text:style-name="P4">RF5 – O utilizador pode dar like num post.</text:p>
      <text:p text:style-name="P4">RF6 – O utilizador pode dar remover o like de um post.</text:p>
      <text:p text:style-name="P4">RF7 – O utilizador pode criar um inc</text:p>
      <text:p text:style-name="P4">RF8 – O utilizador pode eliminar um inc</text:p>
      <text:p text:style-name="P4">RF9 – O utilizador pode dar like num inc</text:p>
      <text:p text:style-name="P4">RF10 – O utilizador pode remover o like de um inc.</text:p>
      <text:p text:style-name="P4">RF11 - <text:s/>O utilizador pode postar histórias em formato de vídeo ou imagem.</text:p>
      <text:p text:style-name="P5">RF12 – O utilizador pode eliminar histórias.</text:p>
      <text:p text:style-name="P4">RF1<text:span text:style-name="T6">3</text:span> – As histórias têm uma duração de 24h, <text:span text:style-name="T5">após a qual são apagadas.</text:span></text:p>
      <text:p text:style-name="P4">RF1<text:span text:style-name="T6">4</text:span> – <text:span text:style-name="T5">O utilizador pode dar like nas histórias.</text:span></text:p>
      <text:p text:style-name="P5">RF1<text:span text:style-name="T6">5</text:span> – O utilizador pode remover o like das histórias.</text:p>
      <text:p text:style-name="P5">RF1<text:span text:style-name="T6">6</text:span> – O utilizador pode postar notas.</text:p>
      <text:p text:style-name="P5">RF1<text:span text:style-name="T6">7</text:span> – O utilizador pode editar notas.</text:p>
      <text:p text:style-name="P5">RF1<text:span text:style-name="T6">8</text:span> – O utilizador pode eliminar notas.</text:p>
      <text:p text:style-name="P5">RF1<text:span text:style-name="T6">9</text:span> – O utilizador pode dar like em notas.</text:p>
      <text:p text:style-name="P5">RF<text:span text:style-name="T6">20</text:span> – O utilizador pode remover o like das notas.</text:p>
      <text:p text:style-name="P5">RF2<text:span text:style-name="T6">1</text:span> – As notas têm uma duração de 24h, após a qual são apagadas.</text:p>
      <text:p text:style-name="P5">RF2<text:span text:style-name="T6">2</text:span> – Os utilizadores podem comentar nos posts.</text:p>
      <text:p text:style-name="P5">RF2<text:span text:style-name="T6">3</text:span> – Os utilizadores podem comentar nos incs.</text:p>
      <text:p text:style-name="P5">RF2<text:span text:style-name="T6">4</text:span> – Os utilizadores podem apagar os seus comentários.</text:p>
      <text:p text:style-name="P5">RF2<text:span text:style-name="T6">5</text:span> – Os utilizadores podem dar like em comentários.</text:p>
      <text:p text:style-name="P5">RF2<text:span text:style-name="T6">6</text:span> – Os utilizadores podem remover o like em comentários.</text:p>
      <text:p text:style-name="P5">RF2<text:span text:style-name="T6">7</text:span> – Os criadores de um post ou inc podem remover qualquer comentário.</text:p>
      <text:p text:style-name="P5">RF2<text:span text:style-name="T6">8</text:span> – Um utilizador pode tornar o seu perfil público.</text:p>
      <text:p text:style-name="P5"><text:soft-page-break/>RF2<text:span text:style-name="T6">9</text:span> – Um utilizador pode tornar o seu perfil privado.</text:p>
      <text:p text:style-name="P5">RF<text:span text:style-name="T6">30</text:span> – Por definição, o perfil de utilizador começa publico.</text:p>
      <text:p text:style-name="P5">RF3<text:span text:style-name="T6">1</text:span> – O utilizador pode enviar um pedido de amizade a outro utilizador.</text:p>
      <text:p text:style-name="P5">RF3<text:span text:style-name="T6">2</text:span> – O utilizador pode aceitar um pedido de amizade.</text:p>
      <text:p text:style-name="P5">RF3<text:span text:style-name="T6">3</text:span> – O utilizador pode recusar um pedido de amizade.</text:p>
      <text:p text:style-name="P5">RF3<text:span text:style-name="T6">4</text:span> – O utilizador pode remover um amigo.</text:p>
      <text:p text:style-name="P5">RF3<text:span text:style-name="T6">5</text:span> – Os amigos podem ver os conteúdos de contas privadas.</text:p>
      <text:p text:style-name="P5">RF3<text:span text:style-name="T6">6</text:span> – O utilizador pode enviar mensagem a outro utilizador.</text:p>
      <text:p text:style-name="P5">RF3<text:span text:style-name="T6">7</text:span> – O utilizador pode editar as suas próprias mensagens.</text:p>
      <text:p text:style-name="P5">RF3<text:span text:style-name="T6">8</text:span> – O utilizador pode eliminar as suas próprias mensagens.</text:p>
      <text:p text:style-name="P12">RF-39 – O utilizador pode procurar por outros utilizadores</text:p>
      <text:p text:style-name="P12">RF-40 – O utilizador pode ver o perfil de outros utilizador.</text:p>
      <text:p text:style-name="P20">Requisitos de Qualidade</text:p>
      <text:p text:style-name="P20"/>
      <text:p text:style-name="P13">RQ1 – O frontend tem de ser dinâmico e adaptado a todas as plataformas.</text:p>
      <text:p text:style-name="P13">RQ2 – Garantir a segurança dos dados do utilizador.</text:p>
      <text:p text:style-name="P13">RQ3 – O frontend tem de ser intuitivo.</text:p>
      <text:p text:style-name="P13">RQ4 – Garatir uma boa experiência de utilizador.</text:p>
      <text:p text:style-name="P13"/>
      <text:p text:style-name="P20">Restrições</text:p>
      <text:p text:style-name="P21"/>
      <text:p text:style-name="P4">RC1 – O backend tem de ser desenvolvido em Python3 com Django Rest Framework</text:p>
      <text:p text:style-name="P6">RC2 – A autenticação tem de ser feita com cookies baseada em JSON Web Token (JWT)</text:p>
      <text:p text:style-name="P7">RC3 – O frontend tem de ser desenvolvido em Typescript com React.</text:p>
      <text:p text:style-name="P22"/>
      <text:p text:style-name="P2"/>
      <text:p text:style-name="P14">Contexto</text:p>
      <text:p text:style-name="P14"/>
      <text:p text:style-name="P14">Dominio: <text:span text:style-name="T3">Utilizador, histórias, notas, incs, posts, <text:s/>comentários.</text:span></text:p>
      <text:p text:style-name="P6"/>
      <text:p text:style-name="P6">Uso: Formulários para criar histórias, notas, posts, incs e comentários.</text:p>
      <text:p text:style-name="P6"/>
      <text:p text:style-name="P14"><text:span text:style-name="T3">Tecnologia: Hardware: Servidor com 1TB de armanezamento e UPS. Software: sistema operativo linux based, gestor de base de dados </text:span><text:span text:style-name="T4">SQLite3, Python3 com Django Rest Framework para o backend, Typescript com React para o Frontend</text:span></text:p>
      <text:p text:style-name="P8"/>
      <text:p text:style-name="P9">Desenvolvimento: Metodologia SCRUM, equipa de desenvolvimento de 4 pessoas.</text:p>
      <text:p text:style-name="P9"/>
      <text:p text:style-name="P18"/>
      <text:p text:style-name="P18"/>
      <text:p text:style-name="P18"/>
      <text:p text:style-name="P18"/>
      <text:p text:style-name="P17"/>
      <text:p text:style-name="P17"/>
      <text:p text:style-name="P19"><text:soft-page-break/>User Stories</text:p>
      <text:p text:style-name="P19"/>
      <text:p text:style-name="P10">Épico A – Registo e Autenticação</text:p>
      <text:p text:style-name="P10"/>
      <text:p text:style-name="P10">US-A1 – Registo de conta de utilizador</text:p>
      <text:p text:style-name="P10"/>
      <text:p text:style-name="P10">Como utilizador, quero criar conta utilizando um username, primeiro nome, sobrenome e password.</text:p>
      <text:p text:style-name="P10"/>
      <text:p text:style-name="P10">Critérios de aceitação:</text:p>
      <text:p text:style-name="P10"/>
      <text:p text:style-name="P10"><text:tab/>Dado que todos os dados fornecidos são válidos o utilizador fica registado com sucesso na plataforma.</text:p>
      <text:p text:style-name="P10"/>
      <text:p text:style-name="P10">US-A2 – Autenticação do utilizador</text:p>
      <text:p text:style-name="P10"/>
      <text:p text:style-name="P10">Como utilizador, quero poder autenticar-me na plataforma, efetuando login com o username e password.</text:p>
      <text:p text:style-name="P10"/>
      <text:p text:style-name="P10">Critérios de aceitação:</text:p>
      <text:p text:style-name="P10"><text:tab/>Dado que o utilizador existe e todos os dados fornecidos são válidos o utilizador fica autenticado com sucesso.</text:p>
      <text:p text:style-name="P10"/>
      <text:p text:style-name="P10"/>
      <text:p text:style-name="P10">Épico B – Gestão de utilizadores</text:p>
      <text:p text:style-name="P10"/>
      <text:p text:style-name="P10">US-B1 – Listar utilizadores</text:p>
      <text:p text:style-name="P10"/>
      <text:p text:style-name="P10">Como utilizador, quero obter uma listagem de outros utilizadores paginada com um limite de 10 utilizadores por página, podendo filtrar por username, primeiro nome e sobrenome, na qual obtemos o username, primeiro nome, sobrenome e avatar para cada utilizador da lista.</text:p>
      <text:p text:style-name="P10"/>
      <text:p text:style-name="P10">Critérios de aceitação:</text:p>
      <text:p text:style-name="P10"><text:tab/>Os filtros funcionam de acordo com o expectável.</text:p>
      <text:p text:style-name="P10"><text:tab/>A paginação funciona de acordo com o expectável.</text:p>
      <text:p text:style-name="P10"/>
      <text:p text:style-name="P10">US-B2 – Detalhes de utilizador</text:p>
      <text:p text:style-name="P10"/>
      <text:p text:style-name="P10">Como utilizador, quero obter os detalhes acerca de um utilizador em específico. Os detalhes incluem o username, primeiro nome, sobrenome, biografia e avatar.</text:p>
      <text:p text:style-name="P10"/>
      <text:p text:style-name="P11">Critérios de aceitação:</text:p>
      <text:p text:style-name="P11"><text:tab/>O utilizador existe e obtemos os seus detalhes.</text:p>
      <text:p text:style-name="P10"/>
      <text:p text:style-name="P10"/>
      <text:p text:style-name="P10"/>
      <text:p text:style-name="P10">É<text:span text:style-name="T7">pico C – Gestão de Posts</text:span></text:p>
      <text:p text:style-name="P10"/>
      <text:p text:style-name="P11">US-C1 – Criação de Post</text:p>
      <text:p text:style-name="P11"><text:soft-page-break/><text:tab/>Como utilizador quero criar um post com uma imagem ou vídeo e uma descrição.</text:p>
      <text:p text:style-name="P11"><text:tab/>Critérios de aceitação:</text:p>
      <text:p text:style-name="P11"><text:tab/><text:tab/>Se os dados submetidos forem válidos o post é criado com sucesso.</text:p>
      <text:p text:style-name="P11">US-C2 – Eliminação de Post</text:p>
      <text:p text:style-name="P11"><text:tab/>Como utilizador, dono de post, quero poder eliminar o respetivo post.</text:p>
      <text:p text:style-name="P11"><text:tab/>Critérios de aceitação:</text:p>
      <text:p text:style-name="P11"><text:tab/><text:tab/>Se for o dono do post o post é eliminado com sucesso.</text:p>
      <text:p text:style-name="P11">US-C3 – Dar like em um Post</text:p>
      <text:p text:style-name="P11"><text:tab/>Como utilizador quero poder dar like em um post.</text:p>
      <text:p text:style-name="P11"><text:tab/>Critérios de aceitação:</text:p>
      <text:p text:style-name="P11"><text:tab/><text:tab/>Se ainda não foi dado um like nesse post pelo respetivo utilizador, então o like é atribuido ao post.</text:p>
      <text:p text:style-name="Text_20_body">US-C4 - Remover like de um Post</text:p>
      <text:p text:style-name="Text_20_body"><text:tab/><text:span text:style-name="T8">Como utilizador quero poder remover o like de um post</text:span></text:p>
      <text:p text:style-name="Text_20_body"><text:tab/><text:span text:style-name="T8">Critérios de aceitação:</text:span></text:p>
      <text:p text:style-name="Text_20_body"><text:tab/><text:tab/><text:span text:style-name="T8">Se o utilizador deu like no post então consegue remover o like com sucesso.</text:span></text:p>
      <text:p text:style-name="P26">US-C5 – Comentar num post</text:p>
      <text:p text:style-name="P26"><text:tab/>Como utilizador quero poder comentar num post.</text:p>
      <text:p text:style-name="P26"><text:tab/>Critérios de aceitação:</text:p>
      <text:p text:style-name="P26"><text:tab/><text:tab/>Se a length do comentário for apropriada o comentário é criado com sucesso.</text:p>
      <text:p text:style-name="P27">US-C6 – Remoção de comentários</text:p>
      <text:p text:style-name="P27"><text:tab/>Enquanto utilizador criador de um post posso remover qualquer comentário.</text:p>
      <text:p text:style-name="P27"><text:tab/>Critérios de aceitação:</text:p>
      <text:p text:style-name="P27"><text:tab/><text:tab/>Se for o dono de um post posso remover qualquer comentário</text:p>
      <text:p text:style-name="Text_20_body"/>
      <text:p text:style-name="Text_20_body">É<text:span text:style-name="T8">pico D – Gestão de Incs</text:span></text:p>
      <text:p text:style-name="P23">US-<text:span text:style-name="T10">D</text:span>1 – Criação de um Inc</text:p>
      <text:p text:style-name="P24"><text:tab/>Como utilizador quero conseguir criar um inc a partir de um conteúdo (long text)</text:p>
      <text:p text:style-name="P24"><text:tab/>Critérios de aceitação:</text:p>
      <text:p text:style-name="P24"><text:tab/><text:tab/>Se o conteúdo não exceder o limite de caracteres estabelecido para um inc então o inc é criado com sucesso.</text:p>
      <text:p text:style-name="P23">US-<text:span text:style-name="T10">D</text:span>2 – Eliminação de um Inc</text:p>
      <text:p text:style-name="P23"><text:tab/><text:span text:style-name="T9">Como utilizador quero conseguir eliminar um inc, se for o seu dono.</text:span></text:p>
      <text:p text:style-name="P23"><text:tab/><text:span text:style-name="T9">Critérios de aceitação:</text:span></text:p>
      <text:p text:style-name="P23"><text:tab/><text:tab/><text:span text:style-name="T9">Se for o dono do inc consigo eliminá-lo com sucesso.</text:span></text:p>
      <text:p text:style-name="P23"><text:soft-page-break/>US-<text:span text:style-name="T10">D</text:span>3 – Dar like em um Inc</text:p>
      <text:p text:style-name="P23"><text:tab/><text:span text:style-name="T9">Como utilizador quero conseguir dar like num inc.</text:span></text:p>
      <text:p text:style-name="P23"><text:tab/><text:span text:style-name="T9">Critérios de aceitação:</text:span></text:p>
      <text:p text:style-name="P23"><text:tab/><text:tab/><text:span text:style-name="T9">Se o utilizador ainda não deu like no respetivo inc então pode dar like no inc.</text:span></text:p>
      <text:p text:style-name="P24">US-<text:span text:style-name="T10">D</text:span>4 – Remover like de um Inc</text:p>
      <text:p text:style-name="P24"><text:tab/>Como utilizador quero conseguir remover o like de um inc</text:p>
      <text:p text:style-name="P24"><text:tab/>Critérios de aceitação:</text:p>
      <text:p text:style-name="P24"><text:tab/><text:tab/>Se o utilizador deu like no inc então devo conseguir remover o like.</text:p>
      <text:p text:style-name="P24"/>
      <text:p text:style-name="P26">US-D5 – Comentar num inc</text:p>
      <text:p text:style-name="P26"><text:tab/>Como utilizador quero poder comentar num inc.</text:p>
      <text:p text:style-name="P26"><text:tab/>Critérios de aceitação:</text:p>
      <text:p text:style-name="P26"><text:tab/><text:tab/>Se a length do comentário for apropriada o comentário é criado com sucesso.</text:p>
      <text:p text:style-name="P27">US-D6 – Remoção de comentários</text:p>
      <text:p text:style-name="P27"><text:tab/>Enquanto utilizador criador de um inc posso remover qualquer comentário.</text:p>
      <text:p text:style-name="P27"><text:tab/>Critérios de aceitação:</text:p>
      <text:p text:style-name="P27"><text:tab/><text:tab/>Se for o dono de um inc posso remover qualquer comentário</text:p>
      <text:p text:style-name="P24">Épico <text:span text:style-name="T10">E</text:span> – Gestão de histórias</text:p>
      <text:p text:style-name="P24"/>
      <text:p text:style-name="P24">US-<text:span text:style-name="T10">E</text:span>1 – Criar uma história</text:p>
      <text:p text:style-name="P24"><text:tab/>Como utilizador quero conseguir criar uma história a partir de um ficheiro de vídeo ou imagem.</text:p>
      <text:p text:style-name="P24"><text:tab/>Critérios de aceitação:</text:p>
      <text:p text:style-name="P24"><text:tab/><text:tab/>Se a extensão do ficheiro for válida a história é criada.</text:p>
      <text:p text:style-name="P24"/>
      <text:p text:style-name="P24">US-<text:span text:style-name="T10">E</text:span>2 – Eliminar histórias</text:p>
      <text:p text:style-name="P24"><text:tab/>Como utilizador, dono de uma história, quero poder eliminar essa história voluntariamente</text:p>
      <text:p text:style-name="P24"><text:tab/>Critérios de aceitação:</text:p>
      <text:p text:style-name="P24"><text:tab/><text:tab/>Se for o dono da história, a história é eliminada.</text:p>
      <text:p text:style-name="P24">US-<text:span text:style-name="T10">E</text:span>3 – Eliminação automática de histórias</text:p>
      <text:p text:style-name="P24"><text:tab/>O sistema elimina a história automaticamente, 24h após a sua publicação.</text:p>
      <text:p text:style-name="P24"><text:soft-page-break/><text:tab/>Critérios de aceitação:</text:p>
      <text:p text:style-name="P24"><text:tab/><text:tab/>Verifica-se que 24h após a sua criação a história é eliminada.</text:p>
      <text:p text:style-name="P24">US-<text:span text:style-name="T10">E</text:span>4 – Like numa história</text:p>
      <text:p text:style-name="P24"><text:tab/>Como utilizador quero poder dar like numa história caso ainda não tenha dado like.</text:p>
      <text:p text:style-name="P24"><text:tab/>Critérios de aceitação:</text:p>
      <text:p text:style-name="P24"><text:tab/><text:tab/>Se o utilizador ainda não deu like na história, o like é associado à história.</text:p>
      <text:p text:style-name="P24">US-<text:span text:style-name="T10">E</text:span>5 – Remover like de uma história</text:p>
      <text:p text:style-name="P24"><text:tab/>Como utilizador quero poder remover o like da história caso tenha dado like previamente.</text:p>
      <text:p text:style-name="P24"><text:tab/>Critérios de aceitação:</text:p>
      <text:p text:style-name="P24"><text:tab/><text:tab/>Se o utilizador deu like na história, então pode remover o like da história.</text:p>
      <text:p text:style-name="P24"/>
      <text:p text:style-name="P25"/>
      <text:p text:style-name="P25">Épico <text:span text:style-name="T10">F </text:span>– Gestão de <text:span text:style-name="T10">Notas</text:span></text:p>
      <text:p text:style-name="P25"/>
      <text:p text:style-name="P25">US-<text:span text:style-name="T10">F</text:span>1 – Criar uma <text:span text:style-name="T10">nota</text:span></text:p>
      <text:p text:style-name="P25"><text:tab/>Como utilizador quero conseguir criar uma <text:span text:style-name="T10">nota</text:span> a partir de um <text:span text:style-name="T10">conteúdo (short text)</text:span>.</text:p>
      <text:p text:style-name="P25"><text:tab/>Critérios de aceitação:</text:p>
      <text:p text:style-name="P25"><text:tab/><text:tab/><text:span text:style-name="T10">Se a length do conteúdo for apropriada a nota é criada.</text:span></text:p>
      <text:p text:style-name="P25"/>
      <text:p text:style-name="P25">US-<text:span text:style-name="T10">F</text:span>2 – Eliminar <text:span text:style-name="T10">notas</text:span></text:p>
      <text:p text:style-name="P25"><text:tab/>Como utilizador, dono de uma <text:span text:style-name="T10">nota</text:span>, quero poder eliminar essa <text:span text:style-name="T10">nota</text:span> voluntariamente</text:p>
      <text:p text:style-name="P25"><text:tab/>Critérios de aceitação:</text:p>
      <text:p text:style-name="P25"><text:tab/><text:tab/>Se for o dono da <text:span text:style-name="T10">nota</text:span>, a <text:span text:style-name="T10">nota </text:span>é eliminada.</text:p>
      <text:p text:style-name="P25">US-<text:span text:style-name="T10">F</text:span>3 – Eliminação automática de <text:span text:style-name="T10">notas</text:span></text:p>
      <text:p text:style-name="P25"><text:tab/>O sistema elimina a <text:span text:style-name="T10">nota</text:span> automaticamente, 24h após a sua publicação.</text:p>
      <text:p text:style-name="P25"><text:tab/>Critérios de aceitação:</text:p>
      <text:p text:style-name="P25"><text:tab/><text:tab/>Verifica-se que 24h após a sua criação a <text:span text:style-name="T10">nota</text:span> é eliminada.</text:p>
      <text:p text:style-name="P25">US-<text:span text:style-name="T10">F</text:span>4 – Like numa <text:span text:style-name="T10">nota</text:span></text:p>
      <text:p text:style-name="P25"><text:tab/>Como utilizador quero poder dar like numa <text:span text:style-name="T10">nota</text:span> caso ainda não tenha dado like.</text:p>
      <text:p text:style-name="P25"><text:tab/>Critérios de aceitação:</text:p>
      <text:p text:style-name="P25"><text:soft-page-break/><text:tab/><text:tab/>Se o utilizador ainda não deu like na <text:span text:style-name="T10">nota</text:span>, o like é associado à história.</text:p>
      <text:p text:style-name="P25">US-<text:span text:style-name="T10">F</text:span>5 – Remover like de uma <text:span text:style-name="T10">nota</text:span></text:p>
      <text:p text:style-name="P25"><text:tab/>Como utilizador quero poder remover o like da <text:span text:style-name="T10">nota</text:span> caso tenha dado like previamente.</text:p>
      <text:p text:style-name="P25"><text:tab/>Critérios de aceitação:</text:p>
      <text:p text:style-name="P25"><text:tab/><text:tab/>Se o utilizador deu like na <text:span text:style-name="T10">nota</text:span>, então pode remover o like da história.</text:p>
      <text:p text:style-name="P26">Épico G – Gestão de Amizades</text:p>
      <text:p text:style-name="P26"/>
      <text:p text:style-name="P26">US-G1 – Envio de pedido de amizade</text:p>
      <text:p text:style-name="P26"><text:tab/>Um utilizador pode enviar um pedido de amizade a outro utilizador.</text:p>
      <text:p text:style-name="P26"><text:tab/>Critérios de aceitação:</text:p>
      <text:p text:style-name="P26"><text:tab/><text:tab/>Se o utilizador ainda não enviou o pedido de amizade então é enviado um pedido de amizade.</text:p>
      <text:p text:style-name="P26"/>
      <text:p text:style-name="P26">US-G2 – Aceitar um pedido de amizade</text:p>
      <text:p text:style-name="P26"><text:tab/>Um utilizador que recebeu um pedido de amizade pode aceitar.</text:p>
      <text:p text:style-name="P26"><text:tab/>Critérios de aceitação:</text:p>
      <text:p text:style-name="P26"><text:tab/><text:tab/>O utilizador pode aceitar um pedido de amizade com status pending que tenha recebido, passando o estado do pedido a accepted.</text:p>
      <text:p text:style-name="P26">US-G3 – Recusar um pedido de amizade</text:p>
      <text:p text:style-name="P26"><text:tab/>Um utilizador que recebeu um pedido de amizade pode recusar.</text:p>
      <text:p text:style-name="P26"><text:tab/>Critérios de aceitação:</text:p>
      <text:p text:style-name="P26"><text:tab/><text:tab/>O utilizador pode rejeitar um pedido de amizade com status pending que tenha recebido, passando o estado do pedido a rejected.</text:p>
      <text:p text:style-name="P26"/>
      <text:p text:style-name="P26">US-G4 – Remover amigo</text:p>
      <text:p text:style-name="P26"><text:tab/>Um utilizador pode remover outro utilizador da sua lista de amigos.</text:p>
      <text:p text:style-name="P26"><text:tab/>Critérios de aceitação:</text:p>
      <text:p text:style-name="P26"><text:tab/><text:tab/>O utilizador só pode remover um amigo se este pertencer à sua lista de amigos.</text:p>
      <text:p text:style-name="P26">US-G5 – Listar amigos de um utilizador</text:p>
      <text:p text:style-name="P26"><text:tab/>Um utilizador pode obter uma listagem dos amigos de outro utilizador.</text:p>
      <text:p text:style-name="P26"><text:tab/>Critérios de aceitação:</text:p>
      <text:p text:style-name="P26"><text:soft-page-break/><text:tab/><text:tab/>O utilizador consegue ver a lista de amigos do outro utilizador.</text:p>
      <text:p text:style-name="P26"/>
      <text:p text:style-name="P27"/>
      <text:p text:style-name="P27"/>
      <text:p text:style-name="P27"/>
      <text:p text:style-name="P27">Épico H – Gestão de mensagens</text:p>
      <text:p text:style-name="P27"/>
      <text:p text:style-name="P27">US-H1 – Enviar mensagem</text:p>
      <text:p text:style-name="P27"><text:tab/>Como utilizador quero poder enviar mensagem a outro utilizador.</text:p>
      <text:p text:style-name="P27"><text:tab/>Critérios de aceitação:</text:p>
      <text:p text:style-name="P27"><text:tab/><text:tab/>A mensagem do utilizador é enviada se a sua length for apropriada.</text:p>
      <text:p text:style-name="P27"/>
      <text:p text:style-name="P27">US-H2 – Editar mensagem</text:p>
      <text:p text:style-name="P27"><text:tab/>Como utilizador quero poder enviar as mensagens que enviei a outro utilizador</text:p>
      <text:p text:style-name="P27"><text:tab/>Critérios de aceitação:</text:p>
      <text:p text:style-name="P27"><text:tab/><text:tab/>O utilizador apenas pode editar as ḿensagens que enviou.</text:p>
      <text:p text:style-name="P27"/>
      <text:p text:style-name="P27">US-H3 – Eliminar mensagem</text:p>
      <text:p text:style-name="P27"><text:tab/>Como utilizador quero poder eliminar as mensagens que enviei a outro utilizador</text:p>
      <text:p text:style-name="P27"><text:tab/>Critérios de aceitação:</text:p>
      <text:p text:style-name="P27"><text:tab/><text:tab/>O utilizador apenas pode eliminar as mensagens que enviou para outro utilizador. </text:p>
      <text:p text:style-name="P27"/>
      <text:p text:style-name="P27">Épico I – Gestão de feeds</text:p>
      <text:p text:style-name="P27"/>
      <text:p text:style-name="P27">US-I1 – Feed de post</text:p>
      <text:p text:style-name="P27"><text:tab/>Como utilizador quero poder visualizar os posts dos meus amigos.</text:p>
      <text:p text:style-name="P27"><text:tab/>Critérios de aceitação:</text:p>
      <text:p text:style-name="P27"><text:tab/><text:tab/>Os posts demonstrados no feed são apenas dos amigos do utilizador.</text:p>
      <text:p text:style-name="P27">US-I2 – Feed de incs</text:p>
      <text:p text:style-name="P27"><text:tab/>Como utilizador quero poder visualizar os incs dos meus amigos</text:p>
      <text:p text:style-name="P27"><text:soft-page-break/><text:tab/>Critérios de aceitação:</text:p>
      <text:p text:style-name="P27"><text:tab/><text:tab/>Os incs demonstrados no feed são apenas dos amigos do utilizador.</text:p>
      <text:p text:style-name="P27"/>
      <text:p text:style-name="P27">Épico J – Gestão de <text:span text:style-name="T12">Utilizadores</text:span></text:p>
      <text:p text:style-name="P27"/>
      <text:p text:style-name="P27">US-J1 – Update de perfil</text:p>
      <text:p text:style-name="P27"><text:tab/>Enquanto utilizador quero poder dar update ao meu perfil, nomeadamente alterar a privacidade da conta, biografia, primeiro nome e último nome.</text:p>
      <text:p text:style-name="P27"><text:tab/>Critérios de aceitação:</text:p>
      <text:p text:style-name="P27"><text:tab/><text:tab/>O utilizador apenas pode dar update ao seu perfil.</text:p>
      <text:p text:style-name="P27"><text:tab/><text:tab/>Os dados introduzidos têm de ser válidos para o update ocorrer.</text:p>
      <text:p text:style-name="P27">US-J2 – <text:span text:style-name="T11">Conta privada</text:span></text:p>
      <text:p text:style-name="P27"><text:tab/>Enquanto utilizador se a minha conta for privada apenas os meus amigos podem visualizar o meu conteúdo.</text:p>
      <text:p text:style-name="P27"><text:tab/>Critérios de aceitação:</text:p>
      <text:p text:style-name="P27"><text:tab/><text:tab/>Garantir que quando a conta é privada apenas os amigos do utilizador conseguem visualizar o conteúdo da conta, apesar de todos conseguirem ver o seu perfil.</text:p>
      <text:p text:style-name="P27"/>
      <text:p text:style-name="P28">US-J3 – Conta pública</text:p>
      <text:p text:style-name="P28"><text:tab/>Enquanto utilizador, se a minha conta for pública todos podem visualizar os meus conteúdos.</text:p>
      <text:p text:style-name="P28"><text:tab/>Critérios de aceitação:</text:p>
      <text:p text:style-name="P28"><text:tab/><text:tab/>Garantir que quando a conta é publica todos podem visualizar o conteúdo associado à conta.</text:p>
      <text:p text:style-name="P28"/>
      <text:p text:style-name="P29">US-J4 – Procura de utilizador</text:p>
      <text:p text:style-name="P29"><text:tab/>Enquanto utilizador quero poder encontrar outros utilizadores, procurando simultâneamente pelo username, first name, last name e full name.</text:p>
      <text:p text:style-name="P29"><text:tab/>Critérios de aceitação:</text:p>
      <text:p text:style-name="P29"><text:tab/><text:tab/>Garantir que a procura de utilizadores devolve os utilizadores apropriados para um determinado input</text:p>
      <text:p text:style-name="P29"/>
      <text:p text:style-name="P29"><text:soft-page-break/>US-J5 – Detalhes de utilizador</text:p>
      <text:p text:style-name="P29"><text:tab/>Enquanto utilizador quero poder ver os detalhes de outro utilizador no seu perfil.</text:p>
      <text:p text:style-name="P29"><text:tab/>Critérios de aceitação:</text:p>
      <text:p text:style-name="P29"><text:tab/><text:tab/>Garantir que é possível ver os detalhes do utilizador no seu perfil em qualquer tipo de conta, seja privada ou pública.</text:p>
      <text:p text:style-name="P29"/>
      <text:p text:style-name="P31">Épico <text:span text:style-name="T13">K</text:span> – <text:span text:style-name="T13">Wordle</text:span></text:p>
      <text:p text:style-name="P31"/>
      <text:p text:style-name="P32">US-K1 – Adivinhar uma palavra</text:p>
      <text:p text:style-name="P32"><text:tab/>Enquanto utilizador quero poder adivinhar uma palavra.</text:p>
      <text:p text:style-name="P32"><text:tab/>Critérios de aceitação:</text:p>
      <text:p text:style-name="P32"><text:tab/><text:tab/>Garantir que o utilizador consegue adivinhar uma palavra com sucesso.</text:p>
      <text:p text:style-name="P32">US-K2 – Criação de um wordle diário</text:p>
      <text:p text:style-name="P32"><text:tab/>O sistema cria um wordle novo diariamente.</text:p>
      <text:p text:style-name="P32"><text:tab/>Critérios de aceitação:</text:p>
      <text:p text:style-name="P32"><text:tab/><text:tab/>Um novo wordle tem de ser criado todos os dias à meia noite.</text:p>
      <text:p text:style-name="P32"/>
      <text:p text:style-name="P32">Épico L – Chatbot</text:p>
      <text:p text:style-name="P32"/>
      <text:p text:style-name="P32">US-L1 – Envio de prompts</text:p>
      <text:p text:style-name="P32"><text:tab/>Enquanto utilizador quero poder enviar prompts a um chatbot de Inteligência Artificial</text:p>
      <text:p text:style-name="P32"><text:tab/>Critérios de aceitação:</text:p>
      <text:p text:style-name="P32"><text:tab/><text:tab/>Obtém-se uma resposta válida da inteligência artificial, de acordo com aquilo que foi pedido.</text:p>
      <text:p text:style-name="P32">US-L2 – Receber Resposta</text:p>
      <text:p text:style-name="P32"><text:tab/>Enquanto utilizador quero poder receber respostas da inteligência artifical.</text:p>
      <text:p text:style-name="P32"><text:tab/>Critérios de aceitação:</text:p>
      <text:p text:style-name="P32"><text:tab/><text:tab/>A inteligência artificial consegue responder com sucesso às prompts do utilizador.</text:p>
      <text:p text:style-name="P32">US-L3 – Persistência de histórico de mensagens.</text:p>
      <text:p text:style-name="P32"><text:tab/>Enquanto utilizador quero poder visualizar todas as minhas outras mensagens com a inteligência artificial.</text:p>
      <text:p text:style-name="P32"><text:soft-page-break/><text:tab/>Critérios de aceitação:</text:p>
      <text:p text:style-name="P32"><text:tab/><text:tab/>Obtém-se um histórico de todos as mensagens trocadas com a inteligência artifici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1:19.386445846</meta:creation-date>
    <dc:date>2026-04-15T13:37:00.894601516</dc:date>
    <meta:editing-duration>PT53M5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2" meta:paragraph-count="288" meta:word-count="2614" meta:character-count="16506" meta:non-whitespace-character-count="13898"/>
  </office:meta>
</office:document-meta>
</file>